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P4" style:family="paragraph" style:parent-style-name="Text_20_body_20__28_user_29_">
      <style:paragraph-properties fo:text-align="justify" style:justify-single-word="false"/>
      <style:text-properties fo:color="#000000" style:font-name="Arial1" fo:font-size="10pt" officeooo:paragraph-rsid="0047084d" style:font-size-asian="10pt" style:font-size-complex="10pt"/>
    </style:style>
    <style:style style:name="P5" style:family="paragraph" style:parent-style-name="Text_20_body_20__28_user_29_">
      <style:paragraph-properties fo:text-align="justify" style:justify-single-word="false"/>
      <style:text-properties fo:color="#000000" style:font-name="Arial1" fo:font-size="10pt" officeooo:paragraph-rsid="00571b9f" style:font-size-asian="10pt" style:font-size-complex="10pt"/>
    </style:style>
    <style:style style:name="P6" style:family="paragraph" style:parent-style-name="Text_20_body_20__28_user_29_">
      <style:paragraph-properties fo:text-align="center" style:justify-single-word="false"/>
      <style:text-properties fo:color="#000000" style:font-name="Arial1" fo:font-size="10pt" fo:font-weight="bold" officeooo:rsid="00550dca" officeooo:paragraph-rsid="00550dca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officeooo:rsid="0045ec7f" officeooo:paragraph-rsid="0009140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091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2cm" loext:contextual-spacing="false"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3cf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" fo:font-size="13pt" fo:font-style="italic" fo:font-weight="bold" officeooo:rsid="004ede3c" officeooo:paragraph-rsid="004ede3c" style:letter-kerning="true" style:font-name-asian="SimSun" style:font-size-asian="13pt" style:language-asian="zh" style:country-asian="CN" style:font-style-asian="italic" style:font-weight-asian="bold" style:font-name-complex="Lucida Sans" style:font-size-complex="13pt" style:language-complex="hi" style:country-complex="IN" style:font-weight-complex="bold"/>
    </style:style>
    <style:style style:name="P12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fo:color="#000000" style:font-name="Arial1" fo:font-size="10pt" fo:letter-spacing="-0.004cm" fo:font-weight="bold" officeooo:paragraph-rsid="005ba591" style:font-size-asian="10pt" style:font-weight-asian="bold" style:font-name-complex="Arial4" style:font-size-complex="10pt" style:font-weight-complex="bold"/>
    </style:style>
    <style:style style:name="P13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1" fo:font-size="10pt" officeooo:paragraph-rsid="005ba591" style:font-size-asian="10pt" style:font-name-complex="Arial4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style:font-name="Arial1" fo:font-size="10pt" style:font-size-asian="10pt" style:font-size-complex="10pt"/>
    </style:style>
    <style:style style:name="T2" style:family="text">
      <style:text-properties fo:color="#000000" style:font-name="Arial1" fo:font-size="10pt" officeooo:rsid="00550dca" style:font-size-asian="10pt" style:font-size-complex="10pt"/>
    </style:style>
    <style:style style:name="T3" style:family="text">
      <style:text-properties fo:color="#000000" style:font-name="Arial1" fo:font-size="10pt" officeooo:rsid="0058e279" style:font-size-asian="10pt" style:font-size-complex="10pt"/>
    </style:style>
    <style:style style:name="T4" style:family="text">
      <style:text-properties fo:color="#000000" style:font-name="Arial1" fo:font-size="10pt" officeooo:rsid="0059395f" style:font-size-asian="10pt" style:font-size-complex="10pt"/>
    </style:style>
    <style:style style:name="T5" style:family="text">
      <style:text-properties fo:color="#000000" style:font-name="Arial1" fo:font-size="10pt" officeooo:rsid="00550dca" style:letter-kerning="true" style:font-name-asian="SimSun" style:font-size-asian="10pt" style:language-asian="zh" style:country-asian="CN" style:font-name-complex="Lucida Sans" style:font-size-complex="10pt" style:language-complex="hi" style:country-complex="IN"/>
    </style:style>
    <style:style style:name="T6" style:family="text">
      <style:text-properties officeooo:rsid="005195d8"/>
    </style:style>
    <style:style style:name="T7" style:family="text">
      <style:text-properties officeooo:rsid="00537c55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style:text-outline="false" style:text-line-through-style="none" style:text-line-through-type="none" style:font-name="Arial2" fo:letter-spacing="-0.004cm" fo:language="es" fo:country="ES" fo:font-style="normal" fo:text-shadow="none" style:text-underline-style="none" fo:font-weight="bold" officeooo:rsid="0024a0da" style:letter-kerning="true" style:text-blinking="false" fo:background-color="transparent" loext:char-shading-value="0" style:font-name-asian="SimSun" style:language-asian="zh" style:country-asian="CN" style:font-style-asian="italic" style:font-weight-asian="bold" style:font-name-complex="Lucida Sans" style:language-complex="hi" style:country-complex="IN" style:font-style-complex="normal" style:font-weight-complex="bold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Arial3" fo:letter-spacing="-0.004cm" fo:language="es" fo:country="ES" fo:font-style="normal" fo:text-shadow="none" style:text-underline-style="none" fo:font-weight="normal" officeooo:rsid="00040fc1" style:letter-kerning="true" style:text-blinking="false" fo:background-color="transparent" loext:char-shading-value="0" style:font-name-asian="Verdana" style:language-asian="zh" style:country-asian="CN" style:font-style-asian="normal" style:font-weight-asian="normal" style:font-name-complex="Arial1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2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13" style:family="text">
      <style:text-properties style:font-name="Arial3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4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15" style:family="text">
      <style:text-properties fo:font-weight="bold" officeooo:rsid="00149f96" style:font-weight-asian="bold" style:font-weight-complex="bold"/>
    </style:style>
    <style:style style:name="T16" style:family="text">
      <style:text-properties fo:color="#000000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OLICITUD ANTICIPO CAJA FIJA</text:p>
      <text:p text:style-name="P7"/>
      <text:p text:style-name="P9">Número de expediente: $$V_NUMEXP$$</text:p>
      <text:p text:style-name="P9">Nombre del expediente: $$V_TITULOEXP$$</text:p>
      <text:p text:style-name="P8">Fecha: $$DIA_SISTEMA$$ <text:span text:style-name="T6">de </text:span>$$MES_SISTEMA$$ <text:span text:style-name="T6">de </text:span>$$EJERCICIO_SISTEMA$$</text:p>
      <text:p text:style-name="P8"/>
      <text:p text:style-name="P6">PROPUESTA DEL ÁREA</text:p>
      <text:p text:style-name="P6"/>
      <text:p text:style-name="P5">Vista la necesidad de atender gastos corrientes de carácter periódico o repetitivo de diversos servicios de $$ESTE_ART$$ $$AYUNTAMIENTO$$<text:span text:style-name="T7"> </text:span>en concepto de <text:s/><text:span text:style-name="Fuente_20_de_20_párrafo_20_predeter."><text:span text:style-name="T9"><text:script script:language="JOOScript">[#if DIETA_LOC_OFI_CON_OTR_label??][#assign DIETA_LOC_OFI_CON_OTR=DIETA_LOC_OFI_CON_OTR_label][/#if]</text:script></text:span></text:span><text:span text:style-name="Fuente_20_de_20_párrafo_20_predeter."><text:span text:style-name="T10"><text:text-input text:description="JOOScript">${(DIETA_LOC_OFI_CON_OTR)!}</text:text-input></text:span></text:span><text:s/>con cargo a la aplicación presupuestaria $$APLICA_PRESUPUESTARIA$$, </text:p>
      <text:p text:style-name="P10"><text:span text:style-name="T1">Se solicita la provisión de fondos con carácter de anticipo de caja fija por importe de $$IMP_FON_CF$$ euros al habilitado/a </text:span><text:span text:style-name="T5">pagador/a</text:span><text:span text:style-name="T1"> </text:span><text:span text:style-name="T8">$$NOMBRE_FUN_N$$</text:span><text:span text:style-name="T1"> adscrito al</text:span><text:span text:style-name="T2"> á</text:span><text:span text:style-name="T1">rea de </text:span><text:span text:style-name="T8">$$AREA_FUN_N$$</text:span><text:span text:style-name="T1"> de $$ESTE_ART$$ $$AYUNTAMIENTO$$ </text:span><text:span text:style-name="T2">con la cuenta abierta con este fin con </text:span><text:span text:style-name="T3">IBAN </text:span><text:span text:style-name="T2">$$IBAN$$</text:span><text:span text:style-name="T1">, qu</text:span><text:span text:style-name="T2">ien</text:span><text:span text:style-name="T1"> será responsable de la gestión y justificación de los fondos percibidos, de conformidad con lo dispuesto en las </text:span><text:span text:style-name="T4">ba</text:span><text:span text:style-name="T1">ses de </text:span><text:span text:style-name="T4">e</text:span><text:span text:style-name="T1">jecución del </text:span><text:span text:style-name="T4">p</text:span><text:span text:style-name="T1">resupuesto.</text:span></text:p>
      <text:p text:style-name="P4"/>
      <text:p text:style-name="P13"><text:span text:style-name="Fuente_20_de_20_párrafo_20_predeter."><text:span text:style-name="T14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2"><text:text-input text:description="JOOScript">${(FIRMANTES_FDO_AUXILIAR)!}</text:text-input></text:span></text:span><text:span text:style-name="T15"><text:s/></text:span><text:span text:style-name="Fuente_20_de_20_párrafo_20_predeter."><text:span text:style-name="T11"><text:text-input text:description="JOOScript">${(FIRMANTES_AUXILIAR)!}</text:text-input></text:span></text:span><text:span text:style-name="Fuente_20_de_20_párrafo_20_predeter."><text:span text:style-name="T11"><text:s/></text:span></text:span></text:p>
      <text:p text:style-name="P12"><text:span text:style-name="Fuente_20_de_20_párrafo_20_predeter."><text:span text:style-name="T13"><text:text-input text:description="JOOScript">${(FIRMANTE_DELEGACION_AUXILIAR)!}</text:text-input></text:span></text:span><text:span text:style-name="Fuente_20_de_20_párrafo_20_predeter."><text:span text:style-name="T13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libri2" style:font-family-asian="Calibri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language-asian="zh" style:country-asian="CN" style:font-name-complex="Calibri2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ie_20_de_20_página_20_Car" style:display-name="Pie de página Car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MP3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3cf03" style:font-size-asian="10pt" style:font-style-asian="italic" style:font-size-complex="10pt" style:font-style-complex="italic"/>
    </style:style>
    <style:style style:name="MP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$$TELEFONO_AYTO$$</text:p>
        <text:p text:style-name="MP3"><draw:frame text:anchor-type="paragraph" draw:z-index="0" draw:name="Forma1" draw:style-name="Mgr1" draw:text-style-name="MP4" svg:width="6.407cm" svg:height="1.38cm" draw:transform="rotate (1.5707963267949) translate (-0.947208333333333cm 24.1352916666667cm)"><draw:text-box><text:p><text:span text:style-name="MT1">$$ID_PROCED$$</text:span></text:p></draw:text-box></draw:frame>$$WEB_AYTO$$</text:p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</meta:editing-cycles>
    <meta:creation-date>2019-09-19T17:33:12.258000000</meta:creation-date>
    <meta:editing-duration>PT6H9M19S</meta:editing-duration>
    <meta:generator>LibreOffice/6.2.1.2$Windows_X86_64 LibreOffice_project/7bcb35dc3024a62dea0caee87020152d1ee96e71</meta:generator>
    <dc:date>2021-04-09T13:03:15.864000000</dc:date>
    <meta:document-statistic meta:table-count="0" meta:image-count="0" meta:object-count="0" meta:page-count="1" meta:paragraph-count="15" meta:word-count="132" meta:character-count="1070" meta:non-whitespace-character-count="957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